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a0d71"/>
    </style:style>
    <style:style style:name="P2" style:family="paragraph" style:parent-style-name="Heading_20_2">
      <style:text-properties fo:color="#0a0d71"/>
    </style:style>
    <style:style style:name="P3" style:family="paragraph" style:parent-style-name="Heading_20_1">
      <style:text-properties fo:color="#0a0d71"/>
    </style:style>
    <style:style style:name="P4" style:family="paragraph" style:parent-style-name="Text_20_body" style:list-style-name="L1">
      <style:text-properties fo:color="#0a0d71"/>
    </style:style>
    <style:style style:name="P5" style:family="paragraph" style:parent-style-name="Text_20_body" style:list-style-name="L2">
      <style:text-properties fo:color="#0a0d71"/>
    </style:style>
    <style:style style:name="P6" style:family="paragraph" style:parent-style-name="Text_20_body" style:list-style-name="L1">
      <style:paragraph-properties loext:contextual-spacing="false" fo:margin-top="0cm" fo:margin-bottom="0cm"/>
      <style:text-properties fo:color="#0a0d71"/>
    </style:style>
    <style:style style:name="P7" style:family="paragraph" style:parent-style-name="Text_20_body" style:list-style-name="L2">
      <style:paragraph-properties loext:contextual-spacing="false" fo:margin-top="0cm" fo:margin-bottom="0cm"/>
      <style:text-properties fo:color="#0a0d7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a0d71"/>
    </style:style>
    <style:style style:name="T3" style:family="text">
      <style:text-properties fo:color="#0a0d71" style:text-underline-style="solid" style:text-underline-width="auto" style:text-underline-color="font-color"/>
    </style:style>
    <style:style style:name="T4" style:family="text">
      <style:text-properties fo:color="#0a0d71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a0d71" fo:font-weight="bold" style:font-weight-asian="bold" style:font-weight-complex="bold"/>
    </style:style>
    <style:style style:name="T6" style:family="text">
      <style:text-properties fo:color="#0a0d71" style:text-underline-style="none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omework Class 4 </text:h>
      <text:h text:style-name="P2" text:outline-level="2"><text:bookmark text:name="user-content-task-1"/>Task 1</text:h>
      <text:list xml:id="list4980070277296553042" text:style-name="L1">
        <text:list-item>
          <text:p text:style-name="P6">Create a new method called Substrings </text:p>
        </text:list-item>
        <text:list-item>
          <text:p text:style-name="P6">In that method enter the following string : </text:p>
          <text:list>
            <text:list-item>
              <text:p text:style-name="P6">"Hello from SEDC Codecademy v7.0" </text:p>
            </text:list-item>
          </text:list>
        </text:list-item>
        <text:list-item>
          <text:p text:style-name="P6">Ask the user to enter a number n. </text:p>
        </text:list-item>
        <text:list-item>
          <text:p text:style-name="P6">Print the first n characters from that string and print the length of the new string. </text:p>
        </text:list-item>
        <text:list-item>
          <text:p text:style-name="P4">Make sure that the user can only enter a number and the number should be from 1 to the number of characters in the string ( can’t enter an integer larger than the length of the string ) </text:p>
        </text:list-item>
      </text:list>
      <text:h text:style-name="P2" text:outline-level="2"><text:bookmark text:name="user-content-task-2"/>Task 2</text:h>
      <text:list xml:id="list7406310086409124741" text:style-name="L2">
        <text:list-item>
          <text:p text:style-name="P7">Create 2 methods called Sum and Subtract </text:p>
        </text:list-item>
        <text:list-item>
          <text:p text:style-name="P7">Sum will accept two numbers as parameters and return a result from summing the two numbers </text:p>
        </text:list-item>
        <text:list-item>
          <text:p text:style-name="P7">Subtract will accept two numbers as parameters and return a result from subtracting the two numbers </text:p>
        </text:list-item>
        <text:list-item>
          <text:p text:style-name="P7">Ask a person <text:span text:style-name="T1">from the console</text:span><text:span text:style-name="T9"><text:note text:id="ftn0" text:note-class="footnote"><text:note-citation>1</text:note-citation><text:note-body><text:p text:style-name="Footnote">Poor person, stuck in the console... (“...<text:span text:style-name="T7">a person </text:span><text:span text:style-name="T8">from the console</text:span><text:span text:style-name="T6">...</text:span><text:span text:style-name="T9">”</text:span>)</text:p></text:note-body></text:note></text:span> to enter - or + </text:p>
        </text:list-item>
        <text:list-item>
          <text:p text:style-name="P7">Then ask the person to enter two numbers </text:p>
        </text:list-item>
        <text:list-item>
          <text:p text:style-name="P7">Call the corresponding method ( sum or subtract ) and return the result to the console </text:p>
        </text:list-item>
        <text:list-item>
          <text:p text:style-name="P5">BONUS - * Do the validation for all invalid user inputs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" style:font-size-asian="24pt" style:font-weight-asian="bold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6T19:29:04.272075586</meta:creation-date>
    <dc:date>2020-03-28T21:01:23.67</dc:date>
    <meta:editing-duration>PT1H57M11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7" meta:word-count="198" meta:character-count="999"/>
    <dc:creator>F K</dc:creator>
  </office:meta>
</office:document-meta>
</file>